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Result" style:data-style-name="N1"/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oVectorial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table:style-name="Default" office:value-type="float" office:value="3951" calcext:value-type="float">
                <text:p>3951</text:p>
              </table:table-cell>
              <table:table-cell office:value-type="float" office:value="0.003954" calcext:value-type="float">
                <text:p>0,003954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table:style-name="Default" office:value-type="float" office:value="4610" calcext:value-type="float">
                <text:p>4610</text:p>
              </table:table-cell>
              <table:table-cell office:value-type="float" office:value="0.004613" calcext:value-type="float">
                <text:p>0,004613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table:style-name="Default" office:value-type="float" office:value="3802" calcext:value-type="float">
                <text:p>3802</text:p>
              </table:table-cell>
              <table:table-cell office:value-type="float" office:value="0.003805" calcext:value-type="float">
                <text:p>0,00380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style-name="ce1" table:formula="of:=SUBTOTAL(1;[$ProductoVectorialS.$B$2:$ProductoVectorialS.$B$4])" office:value-type="float" office:value="4121" calcext:value-type="float">
              <text:p>4121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73808" calcext:value-type="float">
                <text:p>73808</text:p>
              </table:table-cell>
              <table:table-cell office:value-type="float" office:value="0.073806" calcext:value-type="float">
                <text:p>0,0738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51685" calcext:value-type="float">
                <text:p>51685</text:p>
              </table:table-cell>
              <table:table-cell office:value-type="float" office:value="0.051686" calcext:value-type="float">
                <text:p>0,05168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51715" calcext:value-type="float">
                <text:p>51715</text:p>
              </table:table-cell>
              <table:table-cell office:value-type="float" office:value="0.051716" calcext:value-type="float">
                <text:p>0,05171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style-name="ce1" table:formula="of:=SUBTOTAL(1;[$ProductoVectorialS.$B$6:$ProductoVectorialS.$B$8])" office:value-type="float" office:value="59069.3333333333" calcext:value-type="float">
              <text:p>5906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09905" calcext:value-type="float">
                <text:p>209905</text:p>
              </table:table-cell>
              <table:table-cell office:value-type="float" office:value="0.209903" calcext:value-type="float">
                <text:p>0,209903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06988" calcext:value-type="float">
                <text:p>206988</text:p>
              </table:table-cell>
              <table:table-cell office:value-type="float" office:value="0.206987" calcext:value-type="float">
                <text:p>0,206987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09954" calcext:value-type="float">
                <text:p>209954</text:p>
              </table:table-cell>
              <table:table-cell office:value-type="float" office:value="0.209957" calcext:value-type="float">
                <text:p>0,20995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style-name="ce1" table:formula="of:=SUBTOTAL(1;[$ProductoVectorialS.$B$10:$ProductoVectorialS.$B$12])" office:value-type="float" office:value="208949" calcext:value-type="float">
              <text:p>20894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5102383" calcext:value-type="float">
                <text:p>5102383</text:p>
              </table:table-cell>
              <table:table-cell office:value-type="float" office:value="5.102384" calcext:value-type="float">
                <text:p>5,102384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5078783" calcext:value-type="float">
                <text:p>5078783</text:p>
              </table:table-cell>
              <table:table-cell office:value-type="float" office:value="5.078739" calcext:value-type="float">
                <text:p>5,078739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5096054" calcext:value-type="float">
                <text:p>5096054</text:p>
              </table:table-cell>
              <table:table-cell office:value-type="float" office:value="5.096054" calcext:value-type="float">
                <text:p>5,09605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style-name="ce1" table:formula="of:=SUBTOTAL(1;[$ProductoVectorialS.$B$14:$ProductoVectorialS.$B$16])" office:value-type="float" office:value="5092406.66666667" calcext:value-type="float">
              <text:p>509240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0367446" calcext:value-type="float">
                <text:p>20367446</text:p>
              </table:table-cell>
              <table:table-cell office:value-type="float" office:value="20.367282" calcext:value-type="float">
                <text:p>20,367282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1000928" calcext:value-type="float">
                <text:p>21000928</text:p>
              </table:table-cell>
              <table:table-cell office:value-type="float" office:value="21.000785" calcext:value-type="float">
                <text:p>21,00078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0704931" calcext:value-type="float">
                <text:p>20704931</text:p>
              </table:table-cell>
              <table:table-cell office:value-type="float" office:value="20.704754" calcext:value-type="float">
                <text:p>20,70475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style-name="ce1" table:formula="of:=SUBTOTAL(1;[$ProductoVectorialS.$B$18:$ProductoVectorialS.$B$20])" office:value-type="float" office:value="20691101.6666667" calcext:value-type="float">
              <text:p>2069110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019764" calcext:value-type="float">
                <text:p>84019764</text:p>
              </table:table-cell>
              <table:table-cell office:value-type="float" office:value="84.019834" calcext:value-type="float">
                <text:p>84,01983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005953" calcext:value-type="float">
                <text:p>84005953</text:p>
              </table:table-cell>
              <table:table-cell office:value-type="float" office:value="84.005316" calcext:value-type="float">
                <text:p>84,005316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170135" calcext:value-type="float">
                <text:p>84170135</text:p>
              </table:table-cell>
              <table:table-cell office:value-type="float" office:value="84.170161" calcext:value-type="float">
                <text:p>84,17016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style-name="ce1" table:formula="of:=SUBTOTAL(1;[$ProductoVectorialS.$B$22:$ProductoVectorialS.$B$24])" office:value-type="float" office:value="84065284" calcext:value-type="float">
              <text:p>8406528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189405222" calcext:value-type="float">
                <text:p>189405222</text:p>
              </table:table-cell>
              <table:table-cell office:value-type="float" office:value="189.403733" calcext:value-type="float">
                <text:p>189,403733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189773309" calcext:value-type="float">
                <text:p>189773309</text:p>
              </table:table-cell>
              <table:table-cell office:value-type="float" office:value="189.773552" calcext:value-type="float">
                <text:p>189,773552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189359130" calcext:value-type="float">
                <text:p>189359130</text:p>
              </table:table-cell>
              <table:table-cell office:value-type="float" office:value="189.357643" calcext:value-type="float">
                <text:p>189,35764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style-name="ce1" table:formula="of:=SUBTOTAL(1;[$ProductoVectorialS.$B$26:$ProductoVectorialS.$B$28])" office:value-type="float" office:value="189512553.666667" calcext:value-type="float">
              <text:p>18951255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37243479" calcext:value-type="float">
                <text:p>337243479</text:p>
              </table:table-cell>
              <table:table-cell office:value-type="float" office:value="337.243994" calcext:value-type="float">
                <text:p>337,243994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36733864" calcext:value-type="float">
                <text:p>336733864</text:p>
              </table:table-cell>
              <table:table-cell office:value-type="float" office:value="336.731113" calcext:value-type="float">
                <text:p>336,731113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36854285" calcext:value-type="float">
                <text:p>336854285</text:p>
              </table:table-cell>
              <table:table-cell office:value-type="float" office:value="336.851534" calcext:value-type="float">
                <text:p>336,85153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style-name="ce1" table:formula="of:=SUBTOTAL(1;[$ProductoVectorialS.$B$30:$ProductoVectorialS.$B$32])" office:value-type="float" office:value="336943876" calcext:value-type="float">
              <text:p>33694387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528691660" calcext:value-type="float">
                <text:p>528691660</text:p>
              </table:table-cell>
              <table:table-cell office:value-type="float" office:value="528.689974" calcext:value-type="float">
                <text:p>528,689974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526901511" calcext:value-type="float">
                <text:p>526901511</text:p>
              </table:table-cell>
              <table:table-cell office:value-type="float" office:value="526.902429" calcext:value-type="float">
                <text:p>526,902429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528768989" calcext:value-type="float">
                <text:p>528768989</text:p>
              </table:table-cell>
              <table:table-cell office:value-type="float" office:value="528.767046" calcext:value-type="float">
                <text:p>528,76704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style-name="ce1" table:formula="of:=SUBTOTAL(1;[$ProductoVectorialS.$B$34:$ProductoVectorialS.$B$36])" office:value-type="float" office:value="528120720" calcext:value-type="float">
              <text:p>52812072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107027945" calcext:value-type="float">
                <text:p>2107027945</text:p>
              </table:table-cell>
              <table:table-cell office:value-type="float" office:value="2107.011799" calcext:value-type="float">
                <text:p>2107,011799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114160489" calcext:value-type="float">
                <text:p>2114160489</text:p>
              </table:table-cell>
              <table:table-cell office:value-type="float" office:value="2114.152604" calcext:value-type="float">
                <text:p>2114,152604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104145678" calcext:value-type="float">
                <text:p>2104145678</text:p>
              </table:table-cell>
              <table:table-cell office:value-type="float" office:value="2104.129956" calcext:value-type="float">
                <text:p>2104,129956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 table:style-name="ce1" table:formula="of:=SUBTOTAL(1;[$ProductoVectorialS.$B$38:$ProductoVectorialS.$B$40])" office:value-type="float" office:value="2108444704" calcext:value-type="float">
            <text:p>2108444704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style-name="ce1" table:formula="of:=SUBTOTAL(1;[$ProductoVectorialS.$B$2:$ProductoVectorialS.$B$40])" office:value-type="float" office:value="327314278.533333" calcext:value-type="float">
            <text:p>327314279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.152cm" svg:y="0.054cm">
              <draw:object draw:notify-on-update-of-ranges="ProductoVectorialS.A5:ProductoVectorialS.A41 ProductoVectorialS.B1:ProductoVectorialS.B1 ProductoVectorialS.B5:ProductoVectorialS.B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</table:table-row>
      </table:table>
      <table:table table:name="ProductoVectorialP.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table:style-name="Default" office:value-type="float" office:value="5171" calcext:value-type="float">
                <text:p>5171</text:p>
              </table:table-cell>
              <table:table-cell office:value-type="float" office:value="0.005173" calcext:value-type="float">
                <text:p>0,005173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table:style-name="Default" office:value-type="float" office:value="1065" calcext:value-type="float">
                <text:p>1065</text:p>
              </table:table-cell>
              <table:table-cell office:value-type="float" office:value="0.001066" calcext:value-type="float">
                <text:p>0,001066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table:style-name="Default" office:value-type="float" office:value="5079" calcext:value-type="float">
                <text:p>5079</text:p>
              </table:table-cell>
              <table:table-cell office:value-type="float" office:value="0.005081" calcext:value-type="float">
                <text:p>0,00508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/>
            <table:table-cell table:style-name="ce1" table:formula="of:=SUBTOTAL(1;[$'ProductoVectorialP.2'.$C$2:$'ProductoVectorialP.2'.$C$4])" office:value-type="float" office:value="3771.66666666667" calcext:value-type="float">
              <text:p>377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14" calcext:value-type="float">
                <text:p>26014</text:p>
              </table:table-cell>
              <table:table-cell office:value-type="float" office:value="0.026014" calcext:value-type="float">
                <text:p>0,026014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4290" calcext:value-type="float">
                <text:p>54290</text:p>
              </table:table-cell>
              <table:table-cell office:value-type="float" office:value="0.054292" calcext:value-type="float">
                <text:p>0,054292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4" calcext:value-type="float">
                <text:p>26044</text:p>
              </table:table-cell>
              <table:table-cell office:value-type="float" office:value="0.026045" calcext:value-type="float">
                <text:p>0,02604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/>
            <table:table-cell table:style-name="ce1" table:formula="of:=SUBTOTAL(1;[$'ProductoVectorialP.2'.$C$6:$'ProductoVectorialP.2'.$C$8])" office:value-type="float" office:value="35449.3333333333" calcext:value-type="float">
              <text:p>3544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3768" calcext:value-type="float">
                <text:p>133768</text:p>
              </table:table-cell>
              <table:table-cell office:value-type="float" office:value="0.13377" calcext:value-type="float">
                <text:p>0,13377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4039" calcext:value-type="float">
                <text:p>134039</text:p>
              </table:table-cell>
              <table:table-cell office:value-type="float" office:value="0.134039" calcext:value-type="float">
                <text:p>0,13403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4959" calcext:value-type="float">
                <text:p>134959</text:p>
              </table:table-cell>
              <table:table-cell office:value-type="float" office:value="0.134962" calcext:value-type="float">
                <text:p>0,13496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/>
            <table:table-cell table:style-name="ce1" table:formula="of:=SUBTOTAL(1;[$'ProductoVectorialP.2'.$C$10:$'ProductoVectorialP.2'.$C$12])" office:value-type="float" office:value="134255.333333333" calcext:value-type="float">
              <text:p>13425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38285" calcext:value-type="float">
                <text:p>2638285</text:p>
              </table:table-cell>
              <table:table-cell office:value-type="float" office:value="2.63823" calcext:value-type="float">
                <text:p>2,6382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26097" calcext:value-type="float">
                <text:p>2626097</text:p>
              </table:table-cell>
              <table:table-cell office:value-type="float" office:value="2.626063" calcext:value-type="float">
                <text:p>2,62606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34416" calcext:value-type="float">
                <text:p>2634416</text:p>
              </table:table-cell>
              <table:table-cell office:value-type="float" office:value="2.634373" calcext:value-type="float">
                <text:p>2,63437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/>
            <table:table-cell table:style-name="ce1" table:formula="of:=SUBTOTAL(1;[$'ProductoVectorialP.2'.$C$14:$'ProductoVectorialP.2'.$C$16])" office:value-type="float" office:value="2632932.66666667" calcext:value-type="float">
              <text:p>26329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0710362" calcext:value-type="float">
                <text:p>10710362</text:p>
              </table:table-cell>
              <table:table-cell office:value-type="float" office:value="10.710235" calcext:value-type="float">
                <text:p>10,71023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716630" calcext:value-type="float">
                <text:p>12716630</text:p>
              </table:table-cell>
              <table:table-cell office:value-type="float" office:value="12.716496" calcext:value-type="float">
                <text:p>12,71649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760654" calcext:value-type="float">
                <text:p>12760654</text:p>
              </table:table-cell>
              <table:table-cell office:value-type="float" office:value="12.760502" calcext:value-type="float">
                <text:p>12,76050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/>
            <table:table-cell table:style-name="ce1" table:formula="of:=SUBTOTAL(1;[$'ProductoVectorialP.2'.$C$18:$'ProductoVectorialP.2'.$C$20])" office:value-type="float" office:value="12062548.6666667" calcext:value-type="float">
              <text:p>1206254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1256015" calcext:value-type="float">
                <text:p>51256015</text:p>
              </table:table-cell>
              <table:table-cell office:value-type="float" office:value="51.255593" calcext:value-type="float">
                <text:p>51,25559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1264121" calcext:value-type="float">
                <text:p>51264121</text:p>
              </table:table-cell>
              <table:table-cell office:value-type="float" office:value="51.263742" calcext:value-type="float">
                <text:p>51,263742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1347076" calcext:value-type="float">
                <text:p>51347076</text:p>
              </table:table-cell>
              <table:table-cell office:value-type="float" office:value="51.346626" calcext:value-type="float">
                <text:p>51,34662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/>
            <table:table-cell table:style-name="ce1" table:formula="of:=SUBTOTAL(1;[$'ProductoVectorialP.2'.$C$22:$'ProductoVectorialP.2'.$C$24])" office:value-type="float" office:value="51289070.6666667" calcext:value-type="float">
              <text:p>51289071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15582898" calcext:value-type="float">
                <text:p>115582898</text:p>
              </table:table-cell>
              <table:table-cell office:value-type="float" office:value="115.581962" calcext:value-type="float">
                <text:p>115,581962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15503312" calcext:value-type="float">
                <text:p>115503312</text:p>
              </table:table-cell>
              <table:table-cell office:value-type="float" office:value="115.502331" calcext:value-type="float">
                <text:p>115,502331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15404380" calcext:value-type="float">
                <text:p>115404380</text:p>
              </table:table-cell>
              <table:table-cell office:value-type="float" office:value="115.403344" calcext:value-type="float">
                <text:p>115,40334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/>
            <table:table-cell table:style-name="ce1" table:formula="of:=SUBTOTAL(1;[$'ProductoVectorialP.2'.$C$26:$'ProductoVectorialP.2'.$C$28])" office:value-type="float" office:value="115496863.333333" calcext:value-type="float">
              <text:p>11549686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5683652" calcext:value-type="float">
                <text:p>205683652</text:p>
              </table:table-cell>
              <table:table-cell office:value-type="float" office:value="205.682114" calcext:value-type="float">
                <text:p>205,682114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5659446" calcext:value-type="float">
                <text:p>205659446</text:p>
              </table:table-cell>
              <table:table-cell office:value-type="float" office:value="205.657841" calcext:value-type="float">
                <text:p>205,65784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5316987" calcext:value-type="float">
                <text:p>205316987</text:p>
              </table:table-cell>
              <table:table-cell office:value-type="float" office:value="205.315289" calcext:value-type="float">
                <text:p>205,31528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/>
            <table:table-cell table:style-name="ce1" table:formula="of:=SUBTOTAL(1;[$'ProductoVectorialP.2'.$C$30:$'ProductoVectorialP.2'.$C$32])" office:value-type="float" office:value="205553361.666667" calcext:value-type="float">
              <text:p>20555336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22293831" calcext:value-type="float">
                <text:p>322293831</text:p>
              </table:table-cell>
              <table:table-cell office:value-type="float" office:value="322.291272" calcext:value-type="float">
                <text:p>322,29127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21506201" calcext:value-type="float">
                <text:p>321506201</text:p>
              </table:table-cell>
              <table:table-cell office:value-type="float" office:value="321.503716" calcext:value-type="float">
                <text:p>321,503716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21478588" calcext:value-type="float">
                <text:p>321478588</text:p>
              </table:table-cell>
              <table:table-cell office:value-type="float" office:value="321.475608" calcext:value-type="float">
                <text:p>321,47560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/>
            <table:table-cell table:style-name="ce1" table:formula="of:=SUBTOTAL(1;[$'ProductoVectorialP.2'.$C$34:$'ProductoVectorialP.2'.$C$36])" office:value-type="float" office:value="321759540" calcext:value-type="float">
              <text:p>32175954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1333196" calcext:value-type="float">
                <text:p>1301333196</text:p>
              </table:table-cell>
              <table:table-cell office:value-type="float" office:value="1301.314573" calcext:value-type="float">
                <text:p>1301,31457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1028141" calcext:value-type="float">
                <text:p>1301028141</text:p>
              </table:table-cell>
              <table:table-cell office:value-type="float" office:value="1301.011689" calcext:value-type="float">
                <text:p>1301,011689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4321928" calcext:value-type="float">
                <text:p>1304321928</text:p>
              </table:table-cell>
              <table:table-cell office:value-type="float" office:value="1304.303485" calcext:value-type="float">
                <text:p>1304,303485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/>
          <table:table-cell table:style-name="ce1" table:formula="of:=SUBTOTAL(1;[$'ProductoVectorialP.2'.$C$38:$'ProductoVectorialP.2'.$C$40])" office:value-type="float" office:value="1302227755" calcext:value-type="float">
            <text:p>1302227755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Result" table:formula="of:=SUBTOTAL(1;[$'ProductoVectorialP.2'.$C$2:$'ProductoVectorialP.2'.$C$40])" office:value-type="float" office:value="201119554.833333" calcext:value-type="float">
            <text:p>201119554,833333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.057cm" svg:y="0cm">
              <draw:object draw:notify-on-update-of-ranges="'ProductoVectorialP.2'.A5:'ProductoVectorialP.2'.A41 'ProductoVectorialP.2'.C1:'ProductoVectorialP.2'.C1 'ProductoVectorialP.2'.C5:'ProductoVectorialP.2'.C4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Default"/>
          <table:table-cell/>
        </table:table-row>
      </table:table>
      <table:table table:name="ProductoVectorialP.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table:style-name="Default" office:value-type="float" office:value="6026" calcext:value-type="float">
                <text:p>6026</text:p>
              </table:table-cell>
              <table:table-cell office:value-type="float" office:value="0.006028" calcext:value-type="float">
                <text:p>0,006028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table:style-name="Default" office:value-type="float" office:value="3753" calcext:value-type="float">
                <text:p>3753</text:p>
              </table:table-cell>
              <table:table-cell office:value-type="float" office:value="0.003755" calcext:value-type="float">
                <text:p>0,003755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table:style-name="Default" office:value-type="float" office:value="3494" calcext:value-type="float">
                <text:p>3494</text:p>
              </table:table-cell>
              <table:table-cell office:value-type="float" office:value="0.003495" calcext:value-type="float">
                <text:p>0,00349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/>
            <table:table-cell table:style-name="ce1" table:formula="of:=SUBTOTAL(1;[$'ProductoVectorialP.3'.$C$2:$'ProductoVectorialP.3'.$C$4])" office:value-type="float" office:value="4424.33333333333" calcext:value-type="float">
              <text:p>442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5129" calcext:value-type="float">
                <text:p>45129</text:p>
              </table:table-cell>
              <table:table-cell office:value-type="float" office:value="0.045124" calcext:value-type="float">
                <text:p>0,045124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6203" calcext:value-type="float">
                <text:p>36203</text:p>
              </table:table-cell>
              <table:table-cell office:value-type="float" office:value="0.036206" calcext:value-type="float">
                <text:p>0,036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7727" calcext:value-type="float">
                <text:p>37727</text:p>
              </table:table-cell>
              <table:table-cell office:value-type="float" office:value="0.037722" calcext:value-type="float">
                <text:p>0,03772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/>
            <table:table-cell table:style-name="ce1" table:formula="of:=SUBTOTAL(1;[$'ProductoVectorialP.3'.$C$6:$'ProductoVectorialP.3'.$C$8])" office:value-type="float" office:value="39686.3333333333" calcext:value-type="float">
              <text:p>3968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3575" calcext:value-type="float">
                <text:p>73575</text:p>
              </table:table-cell>
              <table:table-cell office:value-type="float" office:value="0.073571" calcext:value-type="float">
                <text:p>0,073571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22328" calcext:value-type="float">
                <text:p>122328</text:p>
              </table:table-cell>
              <table:table-cell office:value-type="float" office:value="0.122326" calcext:value-type="float">
                <text:p>0,122326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2624" calcext:value-type="float">
                <text:p>92624</text:p>
              </table:table-cell>
              <table:table-cell office:value-type="float" office:value="0.092618" calcext:value-type="float">
                <text:p>0,09261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/>
            <table:table-cell table:style-name="ce1" table:formula="of:=SUBTOTAL(1;[$'ProductoVectorialP.3'.$C$10:$'ProductoVectorialP.3'.$C$12])" office:value-type="float" office:value="96175.6666666667" calcext:value-type="float">
              <text:p>9617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757969" calcext:value-type="float">
                <text:p>1757969</text:p>
              </table:table-cell>
              <table:table-cell office:value-type="float" office:value="1.757959" calcext:value-type="float">
                <text:p>1,757959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802741" calcext:value-type="float">
                <text:p>1802741</text:p>
              </table:table-cell>
              <table:table-cell office:value-type="float" office:value="1.802706" calcext:value-type="float">
                <text:p>1,802706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844670" calcext:value-type="float">
                <text:p>1844670</text:p>
              </table:table-cell>
              <table:table-cell office:value-type="float" office:value="1.844631" calcext:value-type="float">
                <text:p>1,84463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/>
            <table:table-cell table:style-name="ce1" table:formula="of:=SUBTOTAL(1;[$'ProductoVectorialP.3'.$C$14:$'ProductoVectorialP.3'.$C$16])" office:value-type="float" office:value="1801793.33333333" calcext:value-type="float">
              <text:p>180179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544897" calcext:value-type="float">
                <text:p>7544897</text:p>
              </table:table-cell>
              <table:table-cell office:value-type="float" office:value="7.544806" calcext:value-type="float">
                <text:p>7,54480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690327" calcext:value-type="float">
                <text:p>8690327</text:p>
              </table:table-cell>
              <table:table-cell office:value-type="float" office:value="8.690242" calcext:value-type="float">
                <text:p>8,690242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748653" calcext:value-type="float">
                <text:p>9748653</text:p>
              </table:table-cell>
              <table:table-cell office:value-type="float" office:value="9.74857" calcext:value-type="float">
                <text:p>9,7485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/>
            <table:table-cell table:style-name="ce1" table:formula="of:=SUBTOTAL(1;[$'ProductoVectorialP.3'.$C$18:$'ProductoVectorialP.3'.$C$20])" office:value-type="float" office:value="8661292.33333333" calcext:value-type="float">
              <text:p>866129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9293750" calcext:value-type="float">
                <text:p>39293750</text:p>
              </table:table-cell>
              <table:table-cell office:value-type="float" office:value="39.29344" calcext:value-type="float">
                <text:p>39,2934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9270805" calcext:value-type="float">
                <text:p>39270805</text:p>
              </table:table-cell>
              <table:table-cell office:value-type="float" office:value="39.270517" calcext:value-type="float">
                <text:p>39,270517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9115282" calcext:value-type="float">
                <text:p>39115282</text:p>
              </table:table-cell>
              <table:table-cell office:value-type="float" office:value="39.114942" calcext:value-type="float">
                <text:p>39,11494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/>
            <table:table-cell table:style-name="ce1" table:formula="of:=SUBTOTAL(1;[$'ProductoVectorialP.3'.$C$22:$'ProductoVectorialP.3'.$C$24])" office:value-type="float" office:value="39226612.3333333" calcext:value-type="float">
              <text:p>3922661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8957395" calcext:value-type="float">
                <text:p>88957395</text:p>
              </table:table-cell>
              <table:table-cell office:value-type="float" office:value="88.956603" calcext:value-type="float">
                <text:p>88,956603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8879334" calcext:value-type="float">
                <text:p>88879334</text:p>
              </table:table-cell>
              <table:table-cell office:value-type="float" office:value="88.878779" calcext:value-type="float">
                <text:p>88,87877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8165707" calcext:value-type="float">
                <text:p>88165707</text:p>
              </table:table-cell>
              <table:table-cell office:value-type="float" office:value="88.164986" calcext:value-type="float">
                <text:p>88,1649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/>
            <table:table-cell table:style-name="ce1" table:formula="of:=SUBTOTAL(1;[$'ProductoVectorialP.3'.$C$26:$'ProductoVectorialP.3'.$C$28])" office:value-type="float" office:value="88667478.6666667" calcext:value-type="float">
              <text:p>8866747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7025409" calcext:value-type="float">
                <text:p>157025409</text:p>
              </table:table-cell>
              <table:table-cell office:value-type="float" office:value="157.024106" calcext:value-type="float">
                <text:p>157,02410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7176877" calcext:value-type="float">
                <text:p>157176877</text:p>
              </table:table-cell>
              <table:table-cell office:value-type="float" office:value="157.175686" calcext:value-type="float">
                <text:p>157,17568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7625351" calcext:value-type="float">
                <text:p>157625351</text:p>
              </table:table-cell>
              <table:table-cell office:value-type="float" office:value="157.624351" calcext:value-type="float">
                <text:p>157,62435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/>
            <table:table-cell table:style-name="ce1" table:formula="of:=SUBTOTAL(1;[$'ProductoVectorialP.3'.$C$30:$'ProductoVectorialP.3'.$C$32])" office:value-type="float" office:value="157275879" calcext:value-type="float">
              <text:p>15727587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6574170" calcext:value-type="float">
                <text:p>246574170</text:p>
              </table:table-cell>
              <table:table-cell office:value-type="float" office:value="246.572285" calcext:value-type="float">
                <text:p>246,572285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6097865" calcext:value-type="float">
                <text:p>246097865</text:p>
              </table:table-cell>
              <table:table-cell office:value-type="float" office:value="246.096184" calcext:value-type="float">
                <text:p>246,096184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6481220" calcext:value-type="float">
                <text:p>246481220</text:p>
              </table:table-cell>
              <table:table-cell office:value-type="float" office:value="246.47921" calcext:value-type="float">
                <text:p>246,4792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/>
            <table:table-cell table:style-name="ce1" table:formula="of:=SUBTOTAL(1;[$'ProductoVectorialP.3'.$C$34:$'ProductoVectorialP.3'.$C$36])" office:value-type="float" office:value="246384418.333333" calcext:value-type="float">
              <text:p>246384418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09601487" calcext:value-type="float">
                <text:p>1009601487</text:p>
              </table:table-cell>
              <table:table-cell office:value-type="float" office:value="1009.59068" calcext:value-type="float">
                <text:p>1009,59068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10076867" calcext:value-type="float">
                <text:p>1010076867</text:p>
              </table:table-cell>
              <table:table-cell office:value-type="float" office:value="1010.066039" calcext:value-type="float">
                <text:p>1010,066039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08221157" calcext:value-type="float">
                <text:p>1008221157</text:p>
              </table:table-cell>
              <table:table-cell office:value-type="float" office:value="1008.208306" calcext:value-type="float">
                <text:p>1008,208306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/>
          <table:table-cell table:style-name="ce1" table:formula="of:=SUBTOTAL(1;[$'ProductoVectorialP.3'.$C$38:$'ProductoVectorialP.3'.$C$40])" office:value-type="float" office:value="1009299837" calcext:value-type="float">
            <text:p>100929983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$'ProductoVectorialP.3'.$C$2:$'ProductoVectorialP.3'.$C$40])" office:value-type="float" office:value="155145759.733333" calcext:value-type="float">
            <text:p>15514576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cm" svg:y="0.029cm">
              <draw:object draw:notify-on-update-of-ranges="'ProductoVectorialP.3'.A5:'ProductoVectorialP.3'.A41 'ProductoVectorialP.3'.C1:'ProductoVectorialP.3'.C1 'ProductoVectorialP.3'.C5:'ProductoVectorialP.3'.C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/>
        </table:table-row>
      </table:table>
      <table:table table:name="ProductoVectorialP.4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4777" calcext:value-type="float">
                <text:p>4777</text:p>
              </table:table-cell>
              <table:table-cell office:value-type="float" office:value="0.004779" calcext:value-type="float">
                <text:p>0,00477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42" calcext:value-type="float">
                <text:p>542</text:p>
              </table:table-cell>
              <table:table-cell office:value-type="float" office:value="0.000542" calcext:value-type="float">
                <text:p>0,000542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526" calcext:value-type="float">
                <text:p>2526</text:p>
              </table:table-cell>
              <table:table-cell office:value-type="float" office:value="0.002527" calcext:value-type="float">
                <text:p>0,00252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/>
            <table:table-cell table:style-name="ce1" table:formula="of:=SUBTOTAL(1;[$'ProductoVectorialP.4'.$C$2:$'ProductoVectorialP.4'.$C$4])" office:value-type="float" office:value="2615" calcext:value-type="float">
              <text:p>261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8760" calcext:value-type="float">
                <text:p>28760</text:p>
              </table:table-cell>
              <table:table-cell office:value-type="float" office:value="0.028763" calcext:value-type="float">
                <text:p>0,028763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7192" calcext:value-type="float">
                <text:p>57192</text:p>
              </table:table-cell>
              <table:table-cell office:value-type="float" office:value="0.057194" calcext:value-type="float">
                <text:p>0,057194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40739" calcext:value-type="float">
                <text:p>40739</text:p>
              </table:table-cell>
              <table:table-cell office:value-type="float" office:value="0.04072" calcext:value-type="float">
                <text:p>0,0407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/>
            <table:table-cell table:style-name="ce1" table:formula="of:=SUBTOTAL(1;[$'ProductoVectorialP.4'.$C$6:$'ProductoVectorialP.4'.$C$8])" office:value-type="float" office:value="42230.3333333333" calcext:value-type="float">
              <text:p>4223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608" calcext:value-type="float">
                <text:p>73608</text:p>
              </table:table-cell>
              <table:table-cell office:value-type="float" office:value="0.073592" calcext:value-type="float">
                <text:p>0,073592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9988" calcext:value-type="float">
                <text:p>79988</text:p>
              </table:table-cell>
              <table:table-cell office:value-type="float" office:value="0.079984" calcext:value-type="float">
                <text:p>0,079984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026" calcext:value-type="float">
                <text:p>96026</text:p>
              </table:table-cell>
              <table:table-cell office:value-type="float" office:value="0.096028" calcext:value-type="float">
                <text:p>0,09602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/>
            <table:table-cell table:style-name="ce1" table:formula="of:=SUBTOTAL(1;[$'ProductoVectorialP.4'.$C$10:$'ProductoVectorialP.4'.$C$12])" office:value-type="float" office:value="83207.3333333333" calcext:value-type="float">
              <text:p>8320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63075" calcext:value-type="float">
                <text:p>1363075</text:p>
              </table:table-cell>
              <table:table-cell office:value-type="float" office:value="1.363067" calcext:value-type="float">
                <text:p>1,363067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450211" calcext:value-type="float">
                <text:p>1450211</text:p>
              </table:table-cell>
              <table:table-cell office:value-type="float" office:value="1.450184" calcext:value-type="float">
                <text:p>1,450184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471567" calcext:value-type="float">
                <text:p>1471567</text:p>
              </table:table-cell>
              <table:table-cell office:value-type="float" office:value="1.471555" calcext:value-type="float">
                <text:p>1,47155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/>
            <table:table-cell table:style-name="ce1" table:formula="of:=SUBTOTAL(1;[$'ProductoVectorialP.4'.$C$14:$'ProductoVectorialP.4'.$C$16])" office:value-type="float" office:value="1428284.33333333" calcext:value-type="float">
              <text:p>142828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890682" calcext:value-type="float">
                <text:p>5890682</text:p>
              </table:table-cell>
              <table:table-cell office:value-type="float" office:value="5.890511" calcext:value-type="float">
                <text:p>5,890511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007723" calcext:value-type="float">
                <text:p>7007723</text:p>
              </table:table-cell>
              <table:table-cell office:value-type="float" office:value="7.007565" calcext:value-type="float">
                <text:p>7,00756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200051" calcext:value-type="float">
                <text:p>8200051</text:p>
              </table:table-cell>
              <table:table-cell office:value-type="float" office:value="8.19986" calcext:value-type="float">
                <text:p>8,199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/>
            <table:table-cell table:style-name="ce1" table:formula="of:=SUBTOTAL(1;[$'ProductoVectorialP.4'.$C$18:$'ProductoVectorialP.4'.$C$20])" office:value-type="float" office:value="7032818.66666667" calcext:value-type="float">
              <text:p>703281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843026" calcext:value-type="float">
                <text:p>32843026</text:p>
              </table:table-cell>
              <table:table-cell office:value-type="float" office:value="32.842746" calcext:value-type="float">
                <text:p>32,842746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865673" calcext:value-type="float">
                <text:p>32865673</text:p>
              </table:table-cell>
              <table:table-cell office:value-type="float" office:value="32.865244" calcext:value-type="float">
                <text:p>32,86524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787135" calcext:value-type="float">
                <text:p>32787135</text:p>
              </table:table-cell>
              <table:table-cell office:value-type="float" office:value="32.78685" calcext:value-type="float">
                <text:p>32,7868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/>
            <table:table-cell table:style-name="ce1" table:formula="of:=SUBTOTAL(1;[$'ProductoVectorialP.4'.$C$22:$'ProductoVectorialP.4'.$C$24])" office:value-type="float" office:value="32831944.6666667" calcext:value-type="float">
              <text:p>3283194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831791" calcext:value-type="float">
                <text:p>73831791</text:p>
              </table:table-cell>
              <table:table-cell office:value-type="float" office:value="73.830154" calcext:value-type="float">
                <text:p>73,83015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868696" calcext:value-type="float">
                <text:p>73868696</text:p>
              </table:table-cell>
              <table:table-cell office:value-type="float" office:value="73.867948" calcext:value-type="float">
                <text:p>73,867948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894504" calcext:value-type="float">
                <text:p>73894504</text:p>
              </table:table-cell>
              <table:table-cell office:value-type="float" office:value="73.893821" calcext:value-type="float">
                <text:p>73,89382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/>
            <table:table-cell table:style-name="ce1" table:formula="of:=SUBTOTAL(1;[$'ProductoVectorialP.4'.$C$26:$'ProductoVectorialP.4'.$C$28])" office:value-type="float" office:value="73864997" calcext:value-type="float">
              <text:p>7386499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1955023" calcext:value-type="float">
                <text:p>131955023</text:p>
              </table:table-cell>
              <table:table-cell office:value-type="float" office:value="131.953467" calcext:value-type="float">
                <text:p>131,953467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2492763" calcext:value-type="float">
                <text:p>132492763</text:p>
              </table:table-cell>
              <table:table-cell office:value-type="float" office:value="132.490181" calcext:value-type="float">
                <text:p>132,49018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2099572" calcext:value-type="float">
                <text:p>132099572</text:p>
              </table:table-cell>
              <table:table-cell office:value-type="float" office:value="132.098153" calcext:value-type="float">
                <text:p>132,09815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/>
            <table:table-cell table:style-name="ce1" table:formula="of:=SUBTOTAL(1;[$'ProductoVectorialP.4'.$C$30:$'ProductoVectorialP.4'.$C$32])" office:value-type="float" office:value="132182452.666667" calcext:value-type="float">
              <text:p>13218245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8450152" calcext:value-type="float">
                <text:p>208450152</text:p>
              </table:table-cell>
              <table:table-cell office:value-type="float" office:value="208.447372" calcext:value-type="float">
                <text:p>208,44737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7688153" calcext:value-type="float">
                <text:p>207688153</text:p>
              </table:table-cell>
              <table:table-cell office:value-type="float" office:value="207.685605" calcext:value-type="float">
                <text:p>207,685605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8625895" calcext:value-type="float">
                <text:p>208625895</text:p>
              </table:table-cell>
              <table:table-cell office:value-type="float" office:value="208.623178" calcext:value-type="float">
                <text:p>208,62317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/>
            <table:table-cell table:style-name="ce1" table:formula="of:=SUBTOTAL(1;[$'ProductoVectorialP.4'.$C$34:$'ProductoVectorialP.4'.$C$36])" office:value-type="float" office:value="208254733.333333" calcext:value-type="float">
              <text:p>2082547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50788177" calcext:value-type="float">
                <text:p>850788177</text:p>
              </table:table-cell>
              <table:table-cell office:value-type="float" office:value="850.764355" calcext:value-type="float">
                <text:p>850,764355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5022534" calcext:value-type="float">
                <text:p>845022534</text:p>
              </table:table-cell>
              <table:table-cell office:value-type="float" office:value="844.999023" calcext:value-type="float">
                <text:p>844,99902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51534673" calcext:value-type="float">
                <text:p>851534673</text:p>
              </table:table-cell>
              <table:table-cell office:value-type="float" office:value="851.52179" calcext:value-type="float">
                <text:p>851,52179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/>
          <table:table-cell table:style-name="ce1" table:formula="of:=SUBTOTAL(1;[$'ProductoVectorialP.4'.$C$38:$'ProductoVectorialP.4'.$C$40])" office:value-type="float" office:value="849115128" calcext:value-type="float">
            <text:p>849115128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$'ProductoVectorialP.4'.$C$2:$'ProductoVectorialP.4'.$C$40])" office:value-type="float" office:value="130483841.133333" calcext:value-type="float">
            <text:p>13048384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cm" svg:y="0cm">
              <draw:object draw:notify-on-update-of-ranges="'ProductoVectorialP.4'.A5:'ProductoVectorialP.4'.A41 'ProductoVectorialP.4'.C1:'ProductoVectorialP.4'.C1 'ProductoVectorialP.4'.C5:'ProductoVectorialP.4'.C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/>
        </table:table-row>
      </table:table>
      <table:table table:name="Hoja3" table:style-name="ta1">
        <table:shapes>
          <draw:frame draw:z-index="3" draw:style-name="gr1" draw:text-style-name="P1" svg:width="15.997cm" svg:height="9.005cm" svg:x="17.842cm" svg:y="20.08cm">
            <draw:object draw:notify-on-update-of-ranges="Hoja3.A2:Hoja3.A11 Hoja3.F1:Hoja3.F1 Hoja3.F2:Hoja3.F11 Hoja3.B1:Hoja3.B1 Hoja3.B2:Hoja3.B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table:style-name="ce3" office:value-type="string" calcext:value-type="string">
            <text:p>Ser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lelo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4121" calcext:value-type="float">
            <text:p>4121</text:p>
          </table:table-cell>
          <table:table-cell table:style-name="ce2" office:value-type="float" office:value="3771.66666666667" calcext:value-type="float">
            <text:p>3772</text:p>
          </table:table-cell>
          <table:table-cell table:style-name="ce2" office:value-type="float" office:value="4424.33333333333" calcext:value-type="float">
            <text:p>4424</text:p>
          </table:table-cell>
          <table:table-cell table:style-name="ce2" office:value-type="float" office:value="2615" calcext:value-type="float">
            <text:p>2615</text:p>
          </table:table-cell>
          <table:table-cell table:style-name="ce2" table:formula="of:=AVERAGE([.C2:.E2])" office:value-type="float" office:value="3603.66666666667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" office:value-type="float" office:value="59069.3333333333" calcext:value-type="float">
            <text:p>59069</text:p>
          </table:table-cell>
          <table:table-cell table:style-name="ce2" office:value-type="float" office:value="35449.3333333333" calcext:value-type="float">
            <text:p>35449</text:p>
          </table:table-cell>
          <table:table-cell table:style-name="ce2" office:value-type="float" office:value="39686.3333333333" calcext:value-type="float">
            <text:p>39686</text:p>
          </table:table-cell>
          <table:table-cell table:style-name="ce2" office:value-type="float" office:value="42230.3333333333" calcext:value-type="float">
            <text:p>42230</text:p>
          </table:table-cell>
          <table:table-cell table:style-name="ce2" table:formula="of:=AVERAGE([.C3:.E3])" office:value-type="float" office:value="39122" calcext:value-type="float">
            <text:p>39122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208949" calcext:value-type="float">
            <text:p>208949</text:p>
          </table:table-cell>
          <table:table-cell table:style-name="ce2" office:value-type="float" office:value="134255.333333333" calcext:value-type="float">
            <text:p>134255</text:p>
          </table:table-cell>
          <table:table-cell table:style-name="ce2" office:value-type="float" office:value="96175.6666666667" calcext:value-type="float">
            <text:p>96176</text:p>
          </table:table-cell>
          <table:table-cell table:style-name="ce2" office:value-type="float" office:value="83207.3333333333" calcext:value-type="float">
            <text:p>83207</text:p>
          </table:table-cell>
          <table:table-cell table:style-name="ce2" table:formula="of:=AVERAGE([.C4:.E4])" office:value-type="float" office:value="104546.111111111" calcext:value-type="float">
            <text:p>10454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2" office:value-type="float" office:value="5092406.66666667" calcext:value-type="float">
            <text:p>5092407</text:p>
          </table:table-cell>
          <table:table-cell table:style-name="ce2" office:value-type="float" office:value="2632932.66666667" calcext:value-type="float">
            <text:p>2632933</text:p>
          </table:table-cell>
          <table:table-cell table:style-name="ce2" office:value-type="float" office:value="1801793.33333333" calcext:value-type="float">
            <text:p>1801793</text:p>
          </table:table-cell>
          <table:table-cell table:style-name="ce2" office:value-type="float" office:value="1428284.33333333" calcext:value-type="float">
            <text:p>1428284</text:p>
          </table:table-cell>
          <table:table-cell table:style-name="ce2" table:formula="of:=AVERAGE([.C5:.E5])" office:value-type="float" office:value="1954336.77777778" calcext:value-type="float">
            <text:p>1954337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0691101.6666667" calcext:value-type="float">
            <text:p>20691102</text:p>
          </table:table-cell>
          <table:table-cell table:style-name="ce2" office:value-type="float" office:value="12062548.6666667" calcext:value-type="float">
            <text:p>12062549</text:p>
          </table:table-cell>
          <table:table-cell table:style-name="ce2" office:value-type="float" office:value="8661292.33333333" calcext:value-type="float">
            <text:p>8661292</text:p>
          </table:table-cell>
          <table:table-cell table:style-name="ce2" office:value-type="float" office:value="7032818.66666667" calcext:value-type="float">
            <text:p>7032819</text:p>
          </table:table-cell>
          <table:table-cell table:style-name="ce2" table:formula="of:=AVERAGE([.C6:.E6])" office:value-type="float" office:value="9252219.88888889" calcext:value-type="float">
            <text:p>9252220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2" office:value-type="float" office:value="84065284" calcext:value-type="float">
            <text:p>84065284</text:p>
          </table:table-cell>
          <table:table-cell table:style-name="ce2" office:value-type="float" office:value="51289070.6666667" calcext:value-type="float">
            <text:p>51289071</text:p>
          </table:table-cell>
          <table:table-cell table:style-name="ce2" office:value-type="float" office:value="39226612.3333333" calcext:value-type="float">
            <text:p>39226612</text:p>
          </table:table-cell>
          <table:table-cell table:style-name="ce2" office:value-type="float" office:value="32831944.6666667" calcext:value-type="float">
            <text:p>32831945</text:p>
          </table:table-cell>
          <table:table-cell table:style-name="ce2" table:formula="of:=AVERAGE([.C7:.E7])" office:value-type="float" office:value="41115875.8888889" calcext:value-type="float">
            <text:p>41115876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2" office:value-type="float" office:value="189512553.666667" calcext:value-type="float">
            <text:p>189512554</text:p>
          </table:table-cell>
          <table:table-cell table:style-name="ce2" office:value-type="float" office:value="115496863.333333" calcext:value-type="float">
            <text:p>115496863</text:p>
          </table:table-cell>
          <table:table-cell table:style-name="ce2" office:value-type="float" office:value="88667478.6666667" calcext:value-type="float">
            <text:p>88667479</text:p>
          </table:table-cell>
          <table:table-cell table:style-name="ce2" office:value-type="float" office:value="73864997" calcext:value-type="float">
            <text:p>73864997</text:p>
          </table:table-cell>
          <table:table-cell table:style-name="ce2" table:formula="of:=AVERAGE([.C8:.E8])" office:value-type="float" office:value="92676446.3333333" calcext:value-type="float">
            <text:p>92676446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style-name="ce2" office:value-type="float" office:value="336943876" calcext:value-type="float">
            <text:p>336943876</text:p>
          </table:table-cell>
          <table:table-cell table:style-name="ce2" office:value-type="float" office:value="205553361.666667" calcext:value-type="float">
            <text:p>205553362</text:p>
          </table:table-cell>
          <table:table-cell table:style-name="ce2" office:value-type="float" office:value="157275879" calcext:value-type="float">
            <text:p>157275879</text:p>
          </table:table-cell>
          <table:table-cell table:style-name="ce2" office:value-type="float" office:value="132182452.666667" calcext:value-type="float">
            <text:p>132182453</text:p>
          </table:table-cell>
          <table:table-cell table:style-name="ce2" table:formula="of:=AVERAGE([.C9:.E9])" office:value-type="float" office:value="165003897.777778" calcext:value-type="float">
            <text:p>165003898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ce2" office:value-type="float" office:value="528120720" calcext:value-type="float">
            <text:p>528120720</text:p>
          </table:table-cell>
          <table:table-cell table:style-name="ce2" office:value-type="float" office:value="321759540" calcext:value-type="float">
            <text:p>321759540</text:p>
          </table:table-cell>
          <table:table-cell table:style-name="ce2" office:value-type="float" office:value="246384418.333333" calcext:value-type="float">
            <text:p>246384418</text:p>
          </table:table-cell>
          <table:table-cell table:style-name="ce2" office:value-type="float" office:value="208254733.333333" calcext:value-type="float">
            <text:p>208254733</text:p>
          </table:table-cell>
          <table:table-cell table:style-name="ce2" table:formula="of:=AVERAGE([.C10:.E10])" office:value-type="float" office:value="258799563.888889" calcext:value-type="float">
            <text:p>258799564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2108444704" calcext:value-type="float">
            <text:p>2108444704</text:p>
          </table:table-cell>
          <table:table-cell table:style-name="ce2" office:value-type="float" office:value="1302227755" calcext:value-type="float">
            <text:p>1302227755</text:p>
          </table:table-cell>
          <table:table-cell table:style-name="ce2" office:value-type="float" office:value="1009299837" calcext:value-type="float">
            <text:p>1009299837</text:p>
          </table:table-cell>
          <table:table-cell table:style-name="ce2" office:value-type="float" office:value="849115128" calcext:value-type="float">
            <text:p>849115128</text:p>
          </table:table-cell>
          <table:table-cell table:style-name="ce2" table:formula="of:=AVERAGE([.C11:.E11])" office:value-type="float" office:value="1053547573.33333" calcext:value-type="float">
            <text:p>1053547573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2" table:number-columns-repeated="4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>
            <draw:frame draw:z-index="0" draw:style-name="gr1" draw:text-style-name="P1" svg:width="15.997cm" svg:height="11.98cm" svg:x="0.001cm" svg:y="0.32cm">
              <draw:object draw:notify-on-update-of-ranges="Hoja3.A2:Hoja3.A11 Hoja3.C1:Hoja3.C1 Hoja3.C2:Hoja3.C11 Hoja3.D1:Hoja3.D1 Hoja3.D2:Hoja3.D11 Hoja3.E1:Hoja3.E1 Hoja3.E2:Hoja3.E1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15.997cm" svg:height="11.98cm" svg:x="1.432cm" svg:y="0.426cm">
              <draw:object draw:notify-on-update-of-ranges="Hoja3.A2:Hoja3.A11 Hoja3.B1:Hoja3.B1 Hoja3.B2:Hoja3.B11 Hoja3.C1:Hoja3.C1 Hoja3.C2:Hoja3.C11 Hoja3.D1:Hoja3.D1 Hoja3.D2:Hoja3.D11 Hoja3.E1:Hoja3.E1 Hoja3.E2:Hoja3.E1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8"/>
        </table:table-row>
        <table:table-row table:style-name="ro1">
          <table:table-cell>
            <draw:frame draw:z-index="1" draw:style-name="gr1" draw:text-style-name="P1" svg:width="15.997cm" svg:height="11.98cm" svg:x="0.083cm" svg:y="0.266cm">
              <draw:object draw:notify-on-update-of-ranges="Hoja3.A11:Hoja3.A11 Hoja3.B11:Hoja3.B11 Hoja3.B1:Hoja3.B1 Hoja3.F1:Hoja3.F1 Hoja3.F11:Hoja3.F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</table:table-row>
      </table:table>
      <table:named-expressions/>
      <table:database-ranges>
        <table:database-range table:name="__Anonymous_DB__1" table:target-range-address="ProductoVectorialS.A1:ProductoVectorialS.C42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average"/>
            </table:subtotal-rule>
          </table:subtotal-rules>
        </table:database-range>
        <table:database-range table:name="__Anonymous_DB__2" table:target-range-address="'ProductoVectorialP.2'.A1:'ProductoVectorialP.2'.D42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2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7:16:08.187645003</dc:date>
    <meta:editing-duration>PT1H35M54S</meta:editing-duration>
    <meta:editing-cycles>1</meta:editing-cycles>
    <meta:document-statistic meta:table-count="5" meta:cell-count="620" meta:object-count="8"/>
    <meta:generator>LibreOffice/7.5.0.3$Linux_X86_64 LibreOffice_project/c21113d003cd3efa8c53188764377a8272d9d6de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oductoVectorialS.A5:ProductoVectorialS.B41 ProductoVectorialS.B1:ProductoVectorialS.B1" chart:data-source-has-labels="both" svg:x="0.32cm" svg:y="0.18cm" svg:width="15.36cm" svg:height="8.64cm">
          <chart:coordinate-region svg:x="2.423cm" svg:y="0.379cm" svg:width="13.115cm" svg:height="5.89cm"/>
          <chart:axis chart:dimension="x" chart:name="primary-x" chart:style-name="ch3" chartooo:axis-type="text">
            <chart:categories table:cell-range-address="ProductoVectorialS.A5:ProductoVectorialS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ProductoVectorialS.B5:ProductoVectorialS.B41" chart:label-cell-address="ProductoVectorialS.B1:ProductoVectorialS.B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ProductoVectorialS.B1:ProductoVectorial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ProductoVectorialS.A5:ProductoVectorialS.A41</svg:desc>
                </draw:g>
              </table:table-cell>
              <table:table-cell office:value-type="float" office:value="4121">
                <text:p>4121</text:p>
                <draw:g>
                  <svg:desc>ProductoVectorialS.B5:ProductoVectorialS.B41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59069.3333333333">
                <text:p>59069.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208949">
                <text:p>208949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5092406.66666667">
                <text:p>5092406.66666667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20691101.6666667">
                <text:p>20691101.6666667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84065284">
                <text:p>84065284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89512553.666667">
                <text:p>189512553.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336943876">
                <text:p>336943876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528120720">
                <text:p>528120720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2108444704">
                <text:p>2108444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VectorialP.2'.A5:'ProductoVectorialP.2'.A41 'ProductoVectorialP.2'.C1:'ProductoVectorialP.2'.C1 'ProductoVectorialP.2'.C5:'ProductoVectorialP.2'.C41" chart:data-source-has-labels="both" svg:x="0.32cm" svg:y="0.18cm" svg:width="15.36cm" svg:height="8.64cm">
          <chart:coordinate-region svg:x="2.423cm" svg:y="0.379cm" svg:width="13.115cm" svg:height="5.89cm"/>
          <chart:axis chart:dimension="x" chart:name="primary-x" chart:style-name="ch3" chartooo:axis-type="text">
            <chart:categories table:cell-range-address="'ProductoVectorialP.2'.A5:'ProductoVectorialP.2'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VectorialP.2'.C5:'ProductoVectorialP.2'.C41" chart:label-cell-address="'ProductoVectorialP.2'.C1:'ProductoVectorialP.2'.C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VectorialP.2'.C1:'ProductoVectorialP.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Suma</text:p>
                <draw:g>
                  <svg:desc>'ProductoVectorialP.2'.A5:'ProductoVectorialP.2'.A41</svg:desc>
                </draw:g>
              </table:table-cell>
              <table:table-cell office:value-type="float" office:value="3771.66666666667">
                <text:p>3771.66666666667</text:p>
                <draw:g>
                  <svg:desc>'ProductoVectorialP.2'.C5:'ProductoVectorialP.2'.C41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449.3333333333">
                <text:p>35449.33333333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4255.333333333">
                <text:p>134255.3333333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32932.66666667">
                <text:p>2632932.66666667</text:p>
              </table:table-cell>
            </table:table-row>
            <table:table-row>
              <table:table-cell office:value-type="string">
                <text:p>5000 Suma</text:p>
              </table:table-cell>
              <table:table-cell office:value-type="float" office:value="12062548.6666667">
                <text:p>12062548.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1289070.6666667">
                <text:p>51289070.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5496863.333333">
                <text:p>115496863.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5553361.666667">
                <text:p>205553361.666667</text:p>
              </table:table-cell>
            </table:table-row>
            <table:table-row>
              <table:table-cell office:value-type="string">
                <text:p>10000 Suma</text:p>
              </table:table-cell>
              <table:table-cell office:value-type="float" office:value="321759540">
                <text:p>32175954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02227755">
                <text:p>13022277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VectorialP.3'.A5:'ProductoVectorialP.3'.A41 'ProductoVectorialP.3'.C1:'ProductoVectorialP.3'.C1 'ProductoVectorialP.3'.C5:'ProductoVectorialP.3'.C41" chart:data-source-has-labels="both" svg:x="0.32cm" svg:y="0.18cm" svg:width="15.36cm" svg:height="8.64cm">
          <chart:coordinate-region svg:x="2.423cm" svg:y="0.379cm" svg:width="13.115cm" svg:height="5.89cm"/>
          <chart:axis chart:dimension="x" chart:name="primary-x" chart:style-name="ch3" chartooo:axis-type="text">
            <chart:categories table:cell-range-address="'ProductoVectorialP.3'.A5:'ProductoVectorialP.3'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VectorialP.3'.C5:'ProductoVectorialP.3'.C41" chart:label-cell-address="'ProductoVectorialP.3'.C1:'ProductoVectorialP.3'.C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VectorialP.3'.C1:'ProductoVectorialP.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VectorialP.3'.A5:'ProductoVectorialP.3'.A41</svg:desc>
                </draw:g>
              </table:table-cell>
              <table:table-cell office:value-type="float" office:value="4424.33333333333">
                <text:p>4424.33333333333</text:p>
                <draw:g>
                  <svg:desc>'ProductoVectorialP.3'.C5:'ProductoVectorialP.3'.C41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39686.3333333333">
                <text:p>39686.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96175.6666666667">
                <text:p>96175.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1801793.33333333">
                <text:p>1801793.33333333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8661292.33333333">
                <text:p>8661292.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39226612.3333333">
                <text:p>39226612.3333333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88667478.6666667">
                <text:p>88667478.6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157275879">
                <text:p>157275879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246384418.333333">
                <text:p>246384418.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1009299837">
                <text:p>10092998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VectorialP.4'.A5:'ProductoVectorialP.4'.A41 'ProductoVectorialP.4'.C1:'ProductoVectorialP.4'.C1 'ProductoVectorialP.4'.C5:'ProductoVectorialP.4'.C41" chart:data-source-has-labels="both" svg:x="0.32cm" svg:y="0.18cm" svg:width="15.36cm" svg:height="8.64cm">
          <chart:coordinate-region svg:x="2.238cm" svg:y="0.379cm" svg:width="13.3cm" svg:height="5.89cm"/>
          <chart:axis chart:dimension="x" chart:name="primary-x" chart:style-name="ch3" chartooo:axis-type="text">
            <chart:categories table:cell-range-address="'ProductoVectorialP.4'.A5:'ProductoVectorialP.4'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VectorialP.4'.C5:'ProductoVectorialP.4'.C41" chart:label-cell-address="'ProductoVectorialP.4'.C1:'ProductoVectorialP.4'.C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VectorialP.4'.C1:'ProductoVectorialP.4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VectorialP.4'.A5:'ProductoVectorialP.4'.A41</svg:desc>
                </draw:g>
              </table:table-cell>
              <table:table-cell office:value-type="float" office:value="2615">
                <text:p>2615</text:p>
                <draw:g>
                  <svg:desc>'ProductoVectorialP.4'.C5:'ProductoVectorialP.4'.C41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42230.3333333333">
                <text:p>42230.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83207.3333333333">
                <text:p>83207.3333333333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1428284.33333333">
                <text:p>1428284.33333333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7032818.66666667">
                <text:p>7032818.66666667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32831944.6666667">
                <text:p>32831944.6666667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73864997">
                <text:p>7386499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132182452.666667">
                <text:p>132182452.666667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208254733.333333">
                <text:p>208254733.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849115128">
                <text:p>8491151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3.86cm" svg:y="4.944cm" style:legend-expansion="high" chart:style-name="ch2"/>
        <chart:plot-area chart:style-name="ch3" table:cell-range-address="Hoja3.A1:Hoja3.E11" chart:data-source-has-labels="both" svg:x="0.319cm" svg:y="0.239cm" svg:width="13.222cm" svg:height="11.503cm">
          <chart:coordinate-region svg:x="2.422cm" svg:y="0.438cm" svg:width="10.978cm" svg:height="9.858cm"/>
          <chart:axis chart:dimension="x" chart:name="primary-x" chart:style-name="ch4" chartooo:axis-type="auto">
            <chartooo:date-scale/>
            <chart:categories table:cell-range-address="Hoja3.A2:Hoja3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3.B2:Hoja3.B11" chart:label-cell-address="Hoja3.B1:Hoja3.B1" chart:class="chart:line">
            <chart:data-point chart:repeated="10"/>
          </chart:series>
          <chart:series chart:style-name="ch7" chart:values-cell-range-address="Hoja3.C2:Hoja3.C11" chart:label-cell-address="Hoja3.C1:Hoja3.C1" chart:class="chart:line">
            <chart:data-point chart:repeated="10"/>
          </chart:series>
          <chart:series chart:style-name="ch8" chart:values-cell-range-address="Hoja3.D2:Hoja3.D11" chart:label-cell-address="Hoja3.D1:Hoja3.D1" chart:class="chart:line">
            <chart:data-point chart:repeated="10"/>
          </chart:series>
          <chart:series chart:style-name="ch9" chart:values-cell-range-address="Hoja3.E2:Hoja3.E11" chart:label-cell-address="Hoja3.E1:Hoja3.E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</text:p>
                <draw:g>
                  <svg:desc>Hoja3.B1:Hoja3.B1</svg:desc>
                </draw:g>
              </table:table-cell>
              <table:table-cell office:value-type="string">
                <text:p>2</text:p>
                <draw:g>
                  <svg:desc>Hoja3.C1:Hoja3.C1</svg:desc>
                </draw:g>
              </table:table-cell>
              <table:table-cell office:value-type="string">
                <text:p>3</text:p>
                <draw:g>
                  <svg:desc>Hoja3.D1:Hoja3.D1</svg:desc>
                </draw:g>
              </table:table-cell>
              <table:table-cell office:value-type="string">
                <text:p>4</text:p>
                <draw:g>
                  <svg:desc>Hoja3.E1:Hoja3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3.A2:Hoja3.A11</svg:desc>
                </draw:g>
              </table:table-cell>
              <table:table-cell office:value-type="float" office:value="4121">
                <text:p>4121</text:p>
                <draw:g>
                  <svg:desc>Hoja3.B2:Hoja3.B11</svg:desc>
                </draw:g>
              </table:table-cell>
              <table:table-cell office:value-type="float" office:value="3771.66666666667">
                <text:p>3771.66666666667</text:p>
                <draw:g>
                  <svg:desc>Hoja3.C2:Hoja3.C11</svg:desc>
                </draw:g>
              </table:table-cell>
              <table:table-cell office:value-type="float" office:value="4424.33333333333">
                <text:p>4424.33333333333</text:p>
                <draw:g>
                  <svg:desc>Hoja3.D2:Hoja3.D11</svg:desc>
                </draw:g>
              </table:table-cell>
              <table:table-cell office:value-type="float" office:value="2615">
                <text:p>2615</text:p>
                <draw:g>
                  <svg:desc>Hoja3.E2:Hoja3.E11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9069.3333333333">
                <text:p>59069.3333333333</text:p>
              </table:table-cell>
              <table:table-cell office:value-type="float" office:value="35449.3333333333">
                <text:p>35449.3333333333</text:p>
              </table:table-cell>
              <table:table-cell office:value-type="float" office:value="39686.3333333333">
                <text:p>39686.3333333333</text:p>
              </table:table-cell>
              <table:table-cell office:value-type="float" office:value="42230.3333333333">
                <text:p>42230.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8949">
                <text:p>208949</text:p>
              </table:table-cell>
              <table:table-cell office:value-type="float" office:value="134255.333333333">
                <text:p>134255.333333333</text:p>
              </table:table-cell>
              <table:table-cell office:value-type="float" office:value="96175.6666666667">
                <text:p>96175.6666666667</text:p>
              </table:table-cell>
              <table:table-cell office:value-type="float" office:value="83207.3333333333">
                <text:p>83207.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92406.66666667">
                <text:p>5092406.66666667</text:p>
              </table:table-cell>
              <table:table-cell office:value-type="float" office:value="2632932.66666667">
                <text:p>2632932.66666667</text:p>
              </table:table-cell>
              <table:table-cell office:value-type="float" office:value="1801793.33333333">
                <text:p>1801793.33333333</text:p>
              </table:table-cell>
              <table:table-cell office:value-type="float" office:value="1428284.33333333">
                <text:p>1428284.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691101.6666667">
                <text:p>20691101.6666667</text:p>
              </table:table-cell>
              <table:table-cell office:value-type="float" office:value="12062548.6666667">
                <text:p>12062548.6666667</text:p>
              </table:table-cell>
              <table:table-cell office:value-type="float" office:value="8661292.33333333">
                <text:p>8661292.33333333</text:p>
              </table:table-cell>
              <table:table-cell office:value-type="float" office:value="7032818.66666667">
                <text:p>7032818.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4065284">
                <text:p>84065284</text:p>
              </table:table-cell>
              <table:table-cell office:value-type="float" office:value="51289070.6666667">
                <text:p>51289070.6666667</text:p>
              </table:table-cell>
              <table:table-cell office:value-type="float" office:value="39226612.3333333">
                <text:p>39226612.3333333</text:p>
              </table:table-cell>
              <table:table-cell office:value-type="float" office:value="32831944.6666667">
                <text:p>32831944.666666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89512553.666667">
                <text:p>189512553.666667</text:p>
              </table:table-cell>
              <table:table-cell office:value-type="float" office:value="115496863.333333">
                <text:p>115496863.333333</text:p>
              </table:table-cell>
              <table:table-cell office:value-type="float" office:value="88667478.6666667">
                <text:p>88667478.6666667</text:p>
              </table:table-cell>
              <table:table-cell office:value-type="float" office:value="73864997">
                <text:p>7386499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36943876">
                <text:p>336943876</text:p>
              </table:table-cell>
              <table:table-cell office:value-type="float" office:value="205553361.666667">
                <text:p>205553361.666667</text:p>
              </table:table-cell>
              <table:table-cell office:value-type="float" office:value="157275879">
                <text:p>157275879</text:p>
              </table:table-cell>
              <table:table-cell office:value-type="float" office:value="132182452.666667">
                <text:p>132182452.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28120720">
                <text:p>528120720</text:p>
              </table:table-cell>
              <table:table-cell office:value-type="float" office:value="321759540">
                <text:p>321759540</text:p>
              </table:table-cell>
              <table:table-cell office:value-type="float" office:value="246384418.333333">
                <text:p>246384418.333333</text:p>
              </table:table-cell>
              <table:table-cell office:value-type="float" office:value="208254733.333333">
                <text:p>208254733.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08444704">
                <text:p>2108444704</text:p>
              </table:table-cell>
              <table:table-cell office:value-type="float" office:value="1302227755">
                <text:p>1302227755</text:p>
              </table:table-cell>
              <table:table-cell office:value-type="float" office:value="1009299837">
                <text:p>1009299837</text:p>
              </table:table-cell>
              <table:table-cell office:value-type="float" office:value="849115128">
                <text:p>8491151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4.469cm" svg:y="5.193cm" style:legend-expansion="high" chart:style-name="ch2"/>
        <chart:plot-area chart:style-name="ch3" table:cell-range-address="Hoja3.A2:Hoja3.A11 Hoja3.C1:Hoja3.E11" chart:data-source-has-labels="both" svg:x="0.319cm" svg:y="0.239cm" svg:width="13.831cm" svg:height="11.503cm">
          <chart:coordinate-region svg:x="2.422cm" svg:y="0.438cm" svg:width="11.079cm" svg:height="10.657cm"/>
          <chart:axis chart:dimension="x" chart:name="primary-x" chart:style-name="ch4" chartooo:axis-type="auto">
            <chartooo:date-scale/>
            <chart:categories table:cell-range-address="Hoja3.A2:Hoja3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3.C2:Hoja3.C11" chart:label-cell-address="Hoja3.C1:Hoja3.C1" chart:class="chart:line">
            <chart:data-point chart:repeated="10"/>
          </chart:series>
          <chart:series chart:style-name="ch7" chart:values-cell-range-address="Hoja3.D2:Hoja3.D11" chart:label-cell-address="Hoja3.D1:Hoja3.D1" chart:class="chart:line">
            <chart:data-point chart:repeated="10"/>
          </chart:series>
          <chart:series chart:style-name="ch8" chart:values-cell-range-address="Hoja3.E2:Hoja3.E11" chart:label-cell-address="Hoja3.E1:Hoja3.E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Hoja3.C1:Hoja3.C1</svg:desc>
                </draw:g>
              </table:table-cell>
              <table:table-cell office:value-type="string">
                <text:p>3</text:p>
                <draw:g>
                  <svg:desc>Hoja3.D1:Hoja3.D1</svg:desc>
                </draw:g>
              </table:table-cell>
              <table:table-cell office:value-type="string">
                <text:p>4</text:p>
                <draw:g>
                  <svg:desc>Hoja3.E1:Hoja3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3.A2:Hoja3.A11</svg:desc>
                </draw:g>
              </table:table-cell>
              <table:table-cell office:value-type="float" office:value="3771.66666666667">
                <text:p>3771.66666666667</text:p>
                <draw:g>
                  <svg:desc>Hoja3.C2:Hoja3.C11</svg:desc>
                </draw:g>
              </table:table-cell>
              <table:table-cell office:value-type="float" office:value="4424.33333333333">
                <text:p>4424.33333333333</text:p>
                <draw:g>
                  <svg:desc>Hoja3.D2:Hoja3.D11</svg:desc>
                </draw:g>
              </table:table-cell>
              <table:table-cell office:value-type="float" office:value="2615">
                <text:p>2615</text:p>
                <draw:g>
                  <svg:desc>Hoja3.E2:Hoja3.E11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449.3333333333">
                <text:p>35449.3333333333</text:p>
              </table:table-cell>
              <table:table-cell office:value-type="float" office:value="39686.3333333333">
                <text:p>39686.3333333333</text:p>
              </table:table-cell>
              <table:table-cell office:value-type="float" office:value="42230.3333333333">
                <text:p>42230.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4255.333333333">
                <text:p>134255.333333333</text:p>
              </table:table-cell>
              <table:table-cell office:value-type="float" office:value="96175.6666666667">
                <text:p>96175.6666666667</text:p>
              </table:table-cell>
              <table:table-cell office:value-type="float" office:value="83207.3333333333">
                <text:p>83207.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632932.66666667">
                <text:p>2632932.66666667</text:p>
              </table:table-cell>
              <table:table-cell office:value-type="float" office:value="1801793.33333333">
                <text:p>1801793.33333333</text:p>
              </table:table-cell>
              <table:table-cell office:value-type="float" office:value="1428284.33333333">
                <text:p>1428284.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062548.6666667">
                <text:p>12062548.6666667</text:p>
              </table:table-cell>
              <table:table-cell office:value-type="float" office:value="8661292.33333333">
                <text:p>8661292.33333333</text:p>
              </table:table-cell>
              <table:table-cell office:value-type="float" office:value="7032818.66666667">
                <text:p>7032818.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1289070.6666667">
                <text:p>51289070.6666667</text:p>
              </table:table-cell>
              <table:table-cell office:value-type="float" office:value="39226612.3333333">
                <text:p>39226612.3333333</text:p>
              </table:table-cell>
              <table:table-cell office:value-type="float" office:value="32831944.6666667">
                <text:p>32831944.666666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15496863.333333">
                <text:p>115496863.333333</text:p>
              </table:table-cell>
              <table:table-cell office:value-type="float" office:value="88667478.6666667">
                <text:p>88667478.6666667</text:p>
              </table:table-cell>
              <table:table-cell office:value-type="float" office:value="73864997">
                <text:p>7386499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05553361.666667">
                <text:p>205553361.666667</text:p>
              </table:table-cell>
              <table:table-cell office:value-type="float" office:value="157275879">
                <text:p>157275879</text:p>
              </table:table-cell>
              <table:table-cell office:value-type="float" office:value="132182452.666667">
                <text:p>132182452.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21759540">
                <text:p>321759540</text:p>
              </table:table-cell>
              <table:table-cell office:value-type="float" office:value="246384418.333333">
                <text:p>246384418.333333</text:p>
              </table:table-cell>
              <table:table-cell office:value-type="float" office:value="208254733.333333">
                <text:p>208254733.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02227755">
                <text:p>1302227755</text:p>
              </table:table-cell>
              <table:table-cell office:value-type="float" office:value="1009299837">
                <text:p>1009299837</text:p>
              </table:table-cell>
              <table:table-cell office:value-type="float" office:value="849115128">
                <text:p>8491151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<office:automatic-styles><number:number-style style:name="N0"><number:number number:min-integer-digits="1"/></number:number-style><style:style style:name="ch1" style:family="chart"><style:graphic-properties draw:stroke="none"/></style:style><style:style style:name="ch2" style:family="chart"><style:chart-properties chart:auto-position="true"/><style:graphic-properties draw:stroke="none" svg:stroke-color="#b3b3b3" draw:fill="none" draw:fill-color="#e6e6e6"/><style:text-properties fo:font-size="10pt" style:font-size-asian="10pt" style:font-size-complex="10pt"/></style:style><style:style style:name="ch3" style:family="chart"><style:chart-properties chart:include-hidden-cells="false" chart:auto-position="true" chart:auto-size="true" chart:treat-empty-cells="leave-gap" chart:right-angled-axes="true"/></style:style><style:style style:name="ch4" style:family="chart" style:data-style-name="N0"><style:chart-properties chart:display-label="true" chart:logarithmic="false" chart:reverse-direction="false" text:line-break="false" loext:try-staggering-first="false" chart:link-data-style-to-source="true" chart:axis-position="0"/><style:graphic-properties svg:stroke-color="#b3b3b3"/><style:text-properties fo:font-size="10pt" style:font-size-asian="10pt" style:font-size-complex="10pt"/></style:style><style:style style:name="ch5" style:family="chart" style:data-style-name="N0"><style:chart-properties chart:display-label="true" chart:logarithmic="false" chart:reverse-direction="false" text:line-break="false" loext:try-staggering-first="false" chart:link-data-style-to-source="true" chart:axis-position="0"/><style:graphic-properties svg:stroke-color="#b3b3b3"/><style:text-properties fo:font-size="10pt" style:font-size-asian="10pt" style:font-size-complex="10pt"/></style:style><style:style style:name="ch6" style:family="chart"><style:graphic-properties svg:stroke-color="#b3b3b3"/></style:style><style:style style:name="ch7" style:family="chart" style:data-style-name="N0"><style:chart-properties chart:link-data-style-to-source="true"/><style:graphic-properties draw:stroke="none" draw:fill-color="#ffd320" dr3d:edge-rounding="5%"/><style:text-properties fo:font-size="10pt" style:font-size-asian="10pt" style:font-size-complex="10pt"/></style:style><style:style style:name="ch8" style:family="chart" style:data-style-name="N0"><style:chart-properties chart:link-data-style-to-source="true"/><style:graphic-properties draw:stroke="none" draw:fill-color="#579d1c"/><style:text-properties fo:font-size="10pt" style:font-size-asian="10pt" style:font-size-complex="10pt"/></style:style><style:style style:name="ch9" style:family="chart"><style:graphic-properties draw:stroke="solid" svg:stroke-color="#b3b3b3" draw:fill="none" draw:fill-color="#e6e6e6"/></style:style><style:style style:name="ch10" style:family="chart"><style:graphic-properties svg:stroke-color="#b3b3b3" draw:fill-color="#cccccc"/></style:style></office:automatic-styles><office:body><office:chart><chart:chart svg:width="15.998cm" svg:height="11.981cm" xli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legend chart:legend-position="end" svg:x="13.999cm" svg:y="3.955cm" style:legend-expansion="high" chart:style-name="ch2"/>
        <chart:plot-area chart:style-name="ch3" table:cell-range-address="Hoja3.A1:Hoja3.B11 Hoja3.F1:Hoja3.F11" chart:data-source-has-labels="both" svg:x="0.319cm" svg:y="0.18cm" svg:width="13.361cm" svg:height="8.646cm">
          <chart:coordinate-region svg:x="2.422cm" svg:y="0.379cm" svg:width="10.609cm" svg:height="7.8cm"/>
          <chart:axis chart:dimension="x" chart:name="primary-x" chart:style-name="ch4" chartooo:axis-type="auto">
            <chart:categories table:cell-range-address="Hoja3.A2:Hoja3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F2:Hoja3.F11" chart:label-cell-address="Hoja3.F1:Hoja3.F1" chart:class="chart:scatter">
            <chart:domain table:cell-range-address="Hoja3.A2:Hoja3.A11"/>
            <chart:data-point chart:repeated="10"/>
          </chart:series>
          <chart:series chart:style-name="ch8" chart:values-cell-range-address="Hoja3.B2:Hoja3.B11" chart:label-cell-address="Hoja3.B1:Hoja3.B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</text:p>
                <draw:g>
                  <svg:desc>Hoja3.F1:Hoja3.F1</svg:desc>
                </draw:g>
              </table:table-cell>
              <table:table-cell office:value-type="string">
                <text:p>Serie</text:p>
                <draw:g>
                  <svg:desc>Hoja3.B1:Hoja3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3.A2:Hoja3.A11</svg:desc>
                </draw:g>
              </table:table-cell>
              <table:table-cell office:value-type="float" office:value="3603.66666666667">
                <text:p>3603.66666666667</text:p>
                <draw:g>
                  <svg:desc>Hoja3.F2:Hoja3.F11</svg:desc>
                </draw:g>
              </table:table-cell>
              <table:table-cell office:value-type="float" office:value="4121">
                <text:p>4121</text:p>
                <draw:g>
                  <svg:desc>Hoja3.B2:Hoja3.B11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9122">
                <text:p>39122</text:p>
              </table:table-cell>
              <table:table-cell office:value-type="float" office:value="59069.3333333333">
                <text:p>59069.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4546.111111111">
                <text:p>104546.111111111</text:p>
              </table:table-cell>
              <table:table-cell office:value-type="float" office:value="208949">
                <text:p>2089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954336.77777778">
                <text:p>1954336.77777778</text:p>
              </table:table-cell>
              <table:table-cell office:value-type="float" office:value="5092406.66666667">
                <text:p>5092406.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252219.88888889">
                <text:p>9252219.88888889</text:p>
              </table:table-cell>
              <table:table-cell office:value-type="float" office:value="20691101.6666667">
                <text:p>20691101.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41115875.8888889">
                <text:p>41115875.8888889</text:p>
              </table:table-cell>
              <table:table-cell office:value-type="float" office:value="84065284">
                <text:p>8406528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92676446.3333333">
                <text:p>92676446.3333333</text:p>
              </table:table-cell>
              <table:table-cell office:value-type="float" office:value="189512553.666667">
                <text:p>189512553.6666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65003897.777778">
                <text:p>165003897.777778</text:p>
              </table:table-cell>
              <table:table-cell office:value-type="float" office:value="336943876">
                <text:p>33694387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58799563.888889">
                <text:p>258799563.888889</text:p>
              </table:table-cell>
              <table:table-cell office:value-type="float" office:value="528120720">
                <text:p>52812072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53547573.33333">
                <text:p>1053547573.33333</text:p>
              </table:table-cell>
              <table:table-cell office:value-type="float" office:value="2108444704">
                <text:p>21084447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